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Arial Black1" svg:font-family="'Arial Black'" style:font-adornments="Regular" style:font-family-generic="swiss" style:font-pitch="variable"/>
    <style:font-face style:name="Google Sans" svg:font-family="'Google Sans', arial, sans-serif"/>
    <style:font-face style:name="Inter" svg:font-family="Inter, apple-system, BlinkMacSystemFont, 'Segoe UI', Roboto, Helvetica, Arial, sans-serif, 'Apple Color Emoji', 'Segoe UI Emoji', 'Segoe UI Symbol'"/>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tserrat" svg:font-family="Montserrat, Helvetica, Arial, Lucida, sans-serif"/>
    <style:font-face style:name="NSimSun" svg:font-family="NSimSun" style:font-family-generic="system" style:font-pitch="variable"/>
    <style:font-face style:name="Open Sans" svg:font-family="'Open Sans', sans-serif"/>
    <style:font-face style:name="OpenSymbol" svg:font-family="OpenSymbol" style:font-charset="x-symbol"/>
    <style:font-face style:name="Proxima Nova" svg:font-family="'Proxima Nova', 'Helvetica Neue', Helvetica, Arial, sans-serif"/>
  </office:font-face-decls>
  <office:automatic-styles>
    <style:style style:name="P1" style:family="paragraph" style:parent-style-name="Standard">
      <style:text-properties style:font-name="Arial" fo:font-size="14pt" officeooo:rsid="0005cceb" officeooo:paragraph-rsid="0005cceb" style:font-size-asian="14pt" style:font-size-complex="14pt"/>
    </style:style>
    <style:style style:name="P2" style:family="paragraph" style:parent-style-name="Standard">
      <style:text-properties style:font-name="Arial" fo:font-size="12pt" officeooo:rsid="0005cceb" officeooo:paragraph-rsid="0005cceb" style:font-size-asian="10.5pt" style:font-size-complex="12pt"/>
    </style:style>
    <style:style style:name="P3" style:family="paragraph" style:parent-style-name="Standard">
      <style:text-properties style:font-name="Arial" fo:font-size="12pt" officeooo:paragraph-rsid="0005cceb" style:font-size-asian="12pt" style:font-size-complex="12pt"/>
    </style:style>
    <style:style style:name="P4" style:family="paragraph" style:parent-style-name="Standard">
      <style:text-properties style:font-name="Arial" fo:font-size="12pt" officeooo:rsid="0005cceb" officeooo:paragraph-rsid="0005cceb" style:font-size-asian="12pt" style:font-size-complex="12pt"/>
    </style:style>
    <style:style style:name="P5" style:family="paragraph" style:parent-style-name="Standard">
      <style:text-properties style:font-name="Arial Black" fo:font-size="20pt" officeooo:paragraph-rsid="0005cceb" style:font-size-asian="20pt" style:font-size-complex="20pt"/>
    </style:style>
    <style:style style:name="P6" style:family="paragraph" style:parent-style-name="Standard">
      <style:text-properties style:font-name="Arial Black" fo:font-size="12pt" officeooo:paragraph-rsid="0005cceb" style:font-size-asian="10.5pt" style:font-size-complex="12pt"/>
    </style:style>
    <style:style style:name="P7" style:family="paragraph" style:parent-style-name="Standard">
      <style:text-properties style:font-name="Arial Black" fo:font-size="12pt" officeooo:rsid="0005cceb" officeooo:paragraph-rsid="0005cceb" style:font-size-asian="10.5pt" style:font-size-complex="12pt"/>
    </style:style>
    <style:style style:name="P8" style:family="paragraph" style:parent-style-name="Standard">
      <style:text-properties style:font-name="Arial Black" fo:font-size="14pt" officeooo:rsid="0005cceb" officeooo:paragraph-rsid="0005cceb" style:font-size-asian="14pt" style:font-size-complex="14pt"/>
    </style:style>
    <style:style style:name="P9" style:family="paragraph" style:parent-style-name="Standard">
      <style:text-properties style:font-name="Arial Black" fo:font-size="14pt" officeooo:paragraph-rsid="0005cceb"/>
    </style:style>
    <style:style style:name="P10" style:family="paragraph" style:parent-style-name="Standard">
      <style:text-properties style:font-name="Arial Black1" fo:font-size="14pt" officeooo:rsid="0005cceb" officeooo:paragraph-rsid="0005cceb" style:font-size-asian="14pt" style:font-size-complex="14pt"/>
    </style:style>
    <style:style style:name="P11" style:family="paragraph" style:parent-style-name="Text_20_body">
      <style:text-properties fo:font-variant="normal" fo:text-transform="none" fo:color="#333333" loext:opacity="100%" style:font-name="Arial" fo:font-size="12pt" fo:letter-spacing="normal" fo:font-style="normal" fo:font-weight="normal" officeooo:paragraph-rsid="0005cceb" style:font-size-asian="12pt" style:font-size-complex="12pt"/>
    </style:style>
    <style:style style:name="P12" style:family="paragraph" style:parent-style-name="Text_20_body">
      <style:text-properties fo:font-variant="normal" fo:text-transform="none" fo:color="#202124" loext:opacity="100%" style:font-name="Arial" fo:font-size="14pt" fo:letter-spacing="normal" officeooo:paragraph-rsid="0005cceb"/>
    </style:style>
    <style:style style:name="P13" style:family="paragraph" style:parent-style-name="Text_20_body">
      <style:text-properties style:font-name="Arial" fo:font-size="12pt" officeooo:paragraph-rsid="0005cceb" style:font-size-asian="12pt" style:font-size-complex="12pt"/>
    </style:style>
    <style:style style:name="P14" style:family="paragraph" style:parent-style-name="Text_20_body">
      <style:text-properties officeooo:paragraph-rsid="0005cceb"/>
    </style:style>
    <style:style style:name="P15" style:family="paragraph" style:parent-style-name="Text_20_body">
      <style:text-properties style:font-name="Google Sans" fo:font-size="12pt" officeooo:paragraph-rsid="0005cceb"/>
    </style:style>
    <style:style style:name="T1" style:family="text">
      <style:text-properties officeooo:rsid="0005cceb"/>
    </style:style>
    <style:style style:name="T2" style:family="text">
      <style:text-properties style:font-name="Arial"/>
    </style:style>
    <style:style style:name="T3" style:family="text">
      <style:text-properties fo:font-variant="normal" fo:text-transform="none" fo:color="#2e2f30" loext:opacity="100%" fo:letter-spacing="normal" fo:font-style="normal" fo:font-weight="normal"/>
    </style:style>
    <style:style style:name="T4" style:family="text">
      <style:text-properties fo:font-variant="normal" fo:text-transform="none" fo:color="#2e2f30" loext:opacity="100%" fo:letter-spacing="normal" fo:font-style="normal" fo:font-weight="normal" officeooo:rsid="0005cceb"/>
    </style:style>
    <style:style style:name="T5" style:family="text">
      <style:text-properties fo:font-variant="normal" fo:text-transform="none" fo:color="#2e2f30" loext:opacity="100%" style:font-name="Inter" fo:font-size="12pt" fo:letter-spacing="normal" fo:font-style="normal" fo:font-weight="normal"/>
    </style:style>
    <style:style style:name="T6" style:family="text">
      <style:text-properties fo:font-variant="normal" fo:text-transform="none" fo:color="#2e2f30" loext:opacity="100%" style:font-name="Inter" fo:font-size="12pt" fo:letter-spacing="normal" fo:font-style="normal" fo:font-weight="normal" officeooo:rsid="0005cceb" style:font-size-asian="14pt" style:font-size-complex="14pt"/>
    </style:style>
    <style:style style:name="T7" style:family="text">
      <style:text-properties fo:font-variant="normal" fo:text-transform="none" fo:color="#2e2f30" loext:opacity="100%" style:font-name="Inter" fo:font-size="12pt" fo:letter-spacing="normal" fo:font-style="normal" fo:font-weight="bold"/>
    </style:style>
    <style:style style:name="T8" style:family="text">
      <style:text-properties fo:font-variant="normal" fo:text-transform="none" fo:color="#2e2f30" loext:opacity="100%" style:font-name="Inter" fo:font-size="12pt" fo:letter-spacing="normal" fo:font-style="normal" fo:font-weight="bold" officeooo:rsid="0005cceb" style:font-size-asian="14pt" style:font-size-complex="14pt"/>
    </style:style>
    <style:style style:name="T9" style:family="text">
      <style:text-properties fo:font-variant="normal" fo:text-transform="none" fo:color="#2e2f30" loext:opacity="100%" fo:font-size="12pt" fo:letter-spacing="normal" fo:font-style="normal" fo:font-weight="bold"/>
    </style:style>
    <style:style style:name="T10" style:family="text">
      <style:text-properties fo:font-variant="normal" fo:text-transform="none" fo:color="#2e2f30" loext:opacity="100%" fo:font-size="12pt" fo:letter-spacing="normal" fo:font-style="normal" fo:font-weight="bold" officeooo:rsid="0005cceb" style:font-size-asian="14pt" style:font-size-complex="14pt"/>
    </style:style>
    <style:style style:name="T11" style:family="text">
      <style:text-properties fo:font-variant="normal" fo:text-transform="none" fo:color="#2e2f30" loext:opacity="100%" style:font-name="Arial" fo:font-size="12pt" fo:letter-spacing="normal" fo:font-style="normal"/>
    </style:style>
    <style:style style:name="T12" style:family="text">
      <style:text-properties fo:font-variant="normal" fo:text-transform="none" fo:color="#2e2f30" loext:opacity="100%" style:font-name="Arial" fo:font-size="12pt" fo:letter-spacing="normal" fo:font-style="normal" fo:font-weight="bold"/>
    </style:style>
    <style:style style:name="T13" style:family="text">
      <style:text-properties fo:font-variant="normal" fo:text-transform="none" fo:color="#2e2f30" loext:opacity="100%" style:font-name="Arial" fo:font-size="12pt" fo:letter-spacing="normal" fo:font-style="normal" fo:font-weight="bold" officeooo:rsid="0005cceb" style:font-size-asian="14pt" style:font-size-complex="14pt"/>
    </style:style>
    <style:style style:name="T14" style:family="text">
      <style:text-properties fo:font-variant="normal" fo:text-transform="none" fo:color="#2e2f30" loext:opacity="100%" style:font-name="Arial" fo:font-size="12pt" fo:letter-spacing="normal" fo:font-style="normal" officeooo:rsid="0005cceb" style:font-size-asian="14pt" style:font-size-complex="14pt"/>
    </style:style>
    <style:style style:name="T15" style:family="text">
      <style:text-properties fo:font-variant="normal" fo:text-transform="none" fo:color="#2e2f30" loext:opacity="100%" style:font-name="Arial" fo:font-size="12pt" fo:letter-spacing="normal" fo:font-style="normal" fo:font-weight="normal" officeooo:rsid="0005cceb" style:font-size-asian="14pt" style:font-weight-asian="normal" style:font-size-complex="14pt" style:font-weight-complex="normal"/>
    </style:style>
    <style:style style:name="T16" style:family="text">
      <style:text-properties fo:font-variant="normal" fo:text-transform="none" fo:color="#2e2f30" loext:opacity="100%" style:font-name="Arial" fo:font-size="12pt" fo:letter-spacing="normal" fo:font-style="normal" fo:font-weight="normal" style:font-weight-asian="normal" style:font-weight-complex="normal"/>
    </style:style>
    <style:style style:name="T17" style:family="text">
      <style:text-properties fo:font-variant="normal" fo:text-transform="none" fo:color="#333333" loext:opacity="100%" style:font-name="Arial" fo:font-size="12pt" fo:letter-spacing="normal" fo:font-style="normal" fo:font-weight="normal" style:font-size-asian="12pt" style:font-size-complex="12pt"/>
    </style:style>
    <style:style style:name="T18" style:family="text">
      <style:text-properties fo:font-variant="normal" fo:text-transform="none" fo:color="#333333" loext:opacity="100%" fo:letter-spacing="normal" fo:font-style="normal" fo:font-weight="normal"/>
    </style:style>
    <style:style style:name="T19" style:family="text">
      <style:text-properties fo:font-variant="normal" fo:text-transform="none" fo:color="#202124" loext:opacity="100%" fo:letter-spacing="normal" fo:font-style="normal" fo:font-weight="normal"/>
    </style:style>
    <style:style style:name="T20" style:family="text">
      <style:text-properties fo:font-variant="normal" fo:text-transform="none" fo:color="#202124" loext:opacity="100%" fo:letter-spacing="normal" fo:font-style="normal" fo:font-weight="normal" officeooo:rsid="0005cceb" style:font-size-asian="14pt" style:font-size-complex="14pt"/>
    </style:style>
    <style:style style:name="T21" style:family="text">
      <style:text-properties fo:font-variant="normal" fo:text-transform="none" fo:color="#070208" loext:opacity="100%" style:font-name="Montserrat" fo:font-size="12pt" fo:letter-spacing="normal" fo:font-style="normal" fo:font-weight="normal"/>
    </style:style>
    <style:style style:name="T22" style:family="text">
      <style:text-properties fo:font-variant="normal" fo:text-transform="none" fo:color="#070208" loext:opacity="100%" fo:font-size="12pt" fo:letter-spacing="normal" fo:font-style="normal" fo:font-weight="normal"/>
    </style:style>
    <style:style style:name="T23" style:family="text">
      <style:text-properties fo:font-variant="normal" fo:text-transform="none" fo:color="#070208" loext:opacity="100%" fo:letter-spacing="normal" fo:font-style="normal" fo:font-weight="normal"/>
    </style:style>
    <style:style style:name="T24" style:family="text">
      <style:text-properties fo:font-variant="normal" fo:text-transform="none" fo:color="#4da3ff" loext:opacity="100%" style:font-name="Inter" fo:font-size="12pt" fo:letter-spacing="normal" fo:font-style="normal" fo:font-weight="bold" fo:background-color="#e7e7eb" loext:char-shading-value="0" loext:padding="0cm" loext:border="none"/>
    </style:style>
    <style:style style:name="T25" style:family="text">
      <style:text-properties fo:font-size="12pt" fo:font-style="normal" fo:font-weight="normal"/>
    </style:style>
    <style:style style:name="T26" style:family="text">
      <style:text-properties fo:font-size="12pt" fo:font-style="normal" fo:font-weight="normal" officeooo:rsid="0005cceb" style:font-size-asian="14pt" style:font-size-complex="14pt"/>
    </style:style>
    <style:style style:name="T27" style:family="text">
      <style:text-properties fo:font-size="12pt" fo:font-style="normal" fo:font-weight="normal" officeooo:rsid="0005cceb"/>
    </style:style>
    <style:style style:name="T28" style:family="text">
      <style:text-properties officeooo:rsid="0005cceb" style:font-size-asian="14pt" style:font-size-complex="14pt"/>
    </style:style>
    <style:style style:name="T29" style:family="text">
      <style:text-properties style:font-name="Google Sans" fo:font-size="12pt" fo:font-style="normal" fo:font-weight="normal"/>
    </style:style>
    <style:style style:name="T30" style:family="text">
      <style:text-properties style:font-name="Google Sans" fo:font-size="12pt" fo:font-style="normal" fo:font-weight="normal" officeooo:rsid="0005cceb"/>
    </style:style>
    <style:style style:name="T31" style:family="text">
      <style:text-properties style:font-name="Google Sans" fo:font-size="12pt" fo:font-style="normal" fo:font-weight="normal" officeooo:rsid="0005cceb" style:font-size-asian="14pt" style:font-size-complex="14pt"/>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
      <text:p text:style-name="P5"/>
      <text:p text:style-name="P5"/>
      <text:p text:style-name="P5"/>
      <text:p text:style-name="P5"/>
      <text:p text:style-name="P5"/>
      <text:p text:style-name="P5"/>
      <text:p text:style-name="P5"/>
      <text:p text:style-name="P5"/>
      <text:p text:style-name="P5"/>
      <text:p text:style-name="P5"><text:s text:c="15"/>UD1. PROGRAMACIÓN <text:s text:c="37"/></text:p>
      <text:p text:style-name="P5"><text:s text:c="9"/>DE DISPOSITIVOS <text:s/>MOVILES </text:p>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6"/>
      <text:p text:style-name="P7">Jesús Blanco Miguez <text:s text:c="73"/>2º DAM</text:p>
      <text:p text:style-name="P9"><text:soft-page-break/><text:span text:style-name="T28">1. Dispositivos móviles. Historia y evolución.</text:span></text:p>
      <text:p text:style-name="P9"><text:span text:style-name="T28"/></text:p>
      <text:p text:style-name="P3"><text:span text:style-name="T3">Asistente personal Newton: </text:span><text:span text:style-name="T4">D</text:span><text:span text:style-name="T3">esarrollado por Apple </text:span><text:span text:style-name="T4">f</text:span><text:span text:style-name="T3">ue la primera plataforma móvil desarrollada por la compañía</text:span></text:p>
      <text:p text:style-name="P3"><text:span text:style-name="T3"/></text:p>
      <text:p text:style-name="P3"><text:span text:style-name="T3">Calculadoras de HP y Casio fueron otro paso importante en la historia de los dispositivos portátiles. Estas calculadoras tenían capacidades de sincronización con computadoras de escritorio, capacidades gráficas y accesorios.</text:span></text:p>
      <text:p text:style-name="P3"><text:span text:style-name="T3"/></text:p>
      <text:p text:style-name="P3"><text:span text:style-name="T3">Teléfonos móviles </text:span><text:span text:style-name="T4">e</text:span><text:span text:style-name="T3">l origen se remonta a la Segunda Guerra Mundial, con el desarrollo del Handie Talkie H12-16 de Motorola, un sistema de comunicación por ondas de radio para soldados en el campo de batalla.</text:span></text:p>
      <text:p text:style-name="P3"><text:span text:style-name="T3"/></text:p>
      <text:p text:style-name="P3"><text:span text:style-name="T3">Generaciones de teléfonos móviles: Los teléfonos móviles se clasifican en generaciones. La generación 0 se refiere a los dispositivos que utilizaban ondas de radio para comunicarse, como los Walkie Talkie. La generación 1 se caracterizó por los móviles de primera generación, que eran grandes y pesados, y funcionaban de manera analógica. La generación 2 (2G) marcó el paso de la telefonía analógica a la digital.</text:span></text:p>
      <text:p text:style-name="P3"><text:span text:style-name="T3"/></text:p>
      <text:p text:style-name="P3"><text:span text:style-name="T3">Generación 2.5G: Esta generación no tiene un estándar concreto, pero se refiere a algunos móviles 2G que incorporaban tecnologías del estándar 3G, como GPRS y EDGE.</text:span></text:p>
      <text:p text:style-name="P3"><text:span text:style-name="T3"/></text:p>
      <text:p text:style-name="P3"><text:span text:style-name="T3">Generación 3 (3G): Esta generación nació de la necesidad de aumentar la capacidad de transmisión de datos, ofreciendo servicios como conexión a Internet, videoconferencia, televisión y descarga de archivos. Se introdujo el sistema UMTS y se crearon dispositivos con mayores funciones y capacidades de procesamiento, conocidos como smartphones.</text:span></text:p>
      <text:p text:style-name="P3"><text:span text:style-name="T3"/></text:p>
      <text:p text:style-name="P3"><text:span text:style-name="T3">Generación 4 (4G): Esta generación representa una evolución tecnológica que proporciona un mayor ancho de banda, permitiendo la recepción de TV en alta definición. Ejemplos de sistemas de esta generación incluyen LTE (Long Term Evolution).</text:span></text:p>
      <text:p text:style-name="P1"/>
      <text:p text:style-name="P1"/>
      <text:p text:style-name="P8">2. Características de los dispositivos móviles.</text:p>
      <text:p text:style-name="P1"/>
      <text:p text:style-name="P11"><text:span text:style-name="T1">Son aparatos pequeños: la mayoría se pueden transportar en el bolsillo del propietario o en un pequeño bolso.</text:span></text:p>
      <text:p text:style-name="P11">Tienen capacidad de procesamiento.</text:p>
      <text:p text:style-name="P13"><text:span text:style-name="T18">Tienen conexión permanente o intermitente a una red.</text:span></text:p>
      <text:p text:style-name="P14"><text:span text:style-name="T17">Tienen memoria (</text:span><text:span text:style-name="Emphasis"><text:span text:style-name="T17">RAM</text:span></text:span><text:span text:style-name="T17">, tarjetas </text:span><text:span text:style-name="Emphasis"><text:span text:style-name="T17">MicroSD</text:span></text:span><text:span text:style-name="T17">, </text:span><text:span text:style-name="Emphasis"><text:span text:style-name="T17">flash</text:span></text:span><text:span text:style-name="T17">, etc.).</text:span></text:p>
      <text:p text:style-name="P13"><text:span text:style-name="T18">Normalmente, se asocian al uso individual de una persona, tanto en posesión como en operación, la cual generalmente puede adaptarlos a su gusto.</text:span></text:p>
      <text:p text:style-name="P13"><text:span text:style-name="T18">Tienen una alta capacidad de interacción mediante la pantalla o el teclado.</text:span></text:p>
      <text:p text:style-name="P1"/>
      <text:p text:style-name="P1"/>
      <text:p text:style-name="P8"><text:soft-page-break/>3. Limitaciones de las aplicaciones desarrolladas para dispositivos móviles.</text:p>
      <text:p text:style-name="P4"/>
      <text:p text:style-name="P11"><text:span text:style-name="T1">Diferentes habilidades/idiomas/ herramientas para cada plataforma.</text:span></text:p>
      <text:p text:style-name="P11">Tienden a ser más caras de desarrollar.</text:p>
      <text:p text:style-name="P11">El código del cliente no es reutilizable entre las diferentes plataformas</text:p>
      <text:p text:style-name="P11"><text:span text:style-name="T1">Requiere de conexión a internet.</text:span></text:p>
      <text:p text:style-name="P11">Acceso muy limitado a los elementos y características del hardware del dispositivo.</text:p>
      <text:p text:style-name="P11">La experiencia del usuario (navegación, interacción, ...) y el tiempo de respuesta es menor que en una app nativa.</text:p>
      <text:p text:style-name="P11">Requiere de mayor esfuerzo en promoción y visibilidad.</text:p>
      <text:p text:style-name="P11"><text:span text:style-name="T1">Experiencia del usuario más propia de la aplicación web que de la app nativa.</text:span></text:p>
      <text:p text:style-name="P13"><text:span text:style-name="T18">Diseño visual no siempre relacionado con el sistema operativo en el que se muestre.</text:span></text:p>
      <text:p text:style-name="P1"/>
      <text:p text:style-name="P8">4. Sistemas operativos disponibles para dispositivos móviles.</text:p>
      <text:p text:style-name="P1"/>
      <text:p text:style-name="P12"><text:span text:style-name="T26">Android, </text:span><text:span text:style-name="T25">iOS, Windows 10 Mobile, Symbian OS.</text:span><text:span text:style-name="T27">, </text:span><text:span text:style-name="T25">Firefox OS., Ubuntu Touch., HarmonyOS.</text:span></text:p>
      <text:p text:style-name="P1"/>
      <text:p text:style-name="P8">5. Tecnologías para desarrollo de aplicaciones en disp. Móviles.</text:p>
      <text:p text:style-name="P1"/>
      <text:p text:style-name="P15"><text:span text:style-name="T20">iOS con Swift. </text:span><text:span text:style-name="T19">Android con Kotlin. Ionic. Flutter, React Native, Xamarin.</text:span></text:p>
      <text:p text:style-name="P1"/>
      <text:p text:style-name="P8">6. Entornos integrados de trabajo</text:p>
      <text:p text:style-name="P1"/>
      <text:p text:style-name="P4"><text:span text:style-name="T23">Seguro que algunos de los IDEs más comunes ya te suenan: Visual Studio (para desarrollo de Microsoft), Eclipse (para desarrollo Java), IntelliJ IDEA (para desarrollo Java y otros), Xcode (para desarrollo de aplicaciones Apple), Android Studio (para desarrollo de aplicaciones Android) y PyCharm (para desarrollo Python), entre otros.</text:span></text:p>
      <text:p text:style-name="P4"><text:span text:style-name="T23"/></text:p>
      <text:p text:style-name="P4"><text:span text:style-name="T23">Ventajas: </text:span><text:s/></text:p>
      <text:p text:style-name="P4"/>
      <text:p text:style-name="P14"><text:span text:style-name="Strong_20_Emphasis"><text:span text:style-name="T15">1. Editor de Código</text:span></text:span></text:p>
      <text:p text:style-name="P14"><text:span text:style-name="Strong_20_Emphasis"><text:span text:style-name="T16">2. Gestión de Proyectos</text:span></text:span></text:p>
      <text:p text:style-name="P14"><text:span text:style-name="Strong_20_Emphasis"><text:span text:style-name="T16">3. Depuración</text:span></text:span></text:p>
      <text:p text:style-name="P14"><text:span text:style-name="Strong_20_Emphasis"><text:span text:style-name="T16">4. Compilación y Ejecución</text:span></text:span></text:p>
      <text:p text:style-name="P10"/>
      <text:p text:style-name="P10"><text:soft-page-break/>Bibliografía </text:p>
      <text:p text:style-name="P7"/>
      <text:p text:style-name="P2">1. <text:a xlink:type="simple" xlink:href="https://fenreck.wordpress.com/2016/05/16/historia-y-evolucion-de-los-dispositivos-moviles/" text:style-name="Internet_20_link" text:visited-style-name="Visited_20_Internet_20_Link">https://fenreck.wordpress.com/2016/05/16/historia-y-evolucion-de-los-dispositivos-moviles/</text:a></text:p>
      <text:p text:style-name="P2"/>
      <text:p text:style-name="P2">2. <text:a xlink:type="simple" xlink:href="https://www.ceupe.com/blog/que-son-los-dispositivos-moviles.html#:~:text=Son%20aparatos%20pequeños%3A%20la%20mayoría,%2C%20flash%2C%20etc" text:style-name="Internet_20_link" text:visited-style-name="Visited_20_Internet_20_Link">https://www.ceupe.com/blog/que-son-los-dispositivos-moviles.html#:~:text=Son%20aparatos%20peque%C3%B1os%3A%20la%20mayor%C3%ADa,%2C%20flash%2C%20etc</text:a>.).</text:p>
      <text:p text:style-name="P2"/>
      <text:p text:style-name="P2">3. <text:a xlink:type="simple" xlink:href="https://www.ceupe.com/blog/aplicaciones-moviles-tipos-ventajas-e-inconvenientes.html" text:style-name="Internet_20_link" text:visited-style-name="Visited_20_Internet_20_Link">https://www.ceupe.com/blog/aplicaciones-moviles-tipos-ventajas-e-inconvenientes.html</text:a></text:p>
      <text:p text:style-name="P2"/>
      <text:p text:style-name="P2">4. <text:a xlink:type="simple" xlink:href="https://es.wikipedia.org/wiki/Sistema_operativo_móvil" text:style-name="Internet_20_link" text:visited-style-name="Visited_20_Internet_20_Link">https://es.wikipedia.org/wiki/Sistema_operativo_m%C3%B3vil</text:a></text:p>
      <text:p text:style-name="P2"/>
      <text:p text:style-name="P2">5. <text:a xlink:type="simple" xlink:href="https://www.armadilloamarillo.com/blog/mejores-tecnologias-para-desarrollo-de-aplicaciones-moviles-2022/" text:style-name="Internet_20_link" text:visited-style-name="Visited_20_Internet_20_Link">https://www.armadilloamarillo.com/blog/mejores-tecnologias-para-desarrollo-de-aplicaciones-moviles-2022/</text:a></text:p>
      <text:p text:style-name="P2"/>
      <text:p text:style-name="P2">6. <text:a xlink:type="simple" xlink:href="https://devcamp.es/entornos-de-desarrollo-integrados-que-son-y-para-que-sirven/#:~:text=Seguro%20que%20algunos%20de%20los,PyCharm%20(para%20desarrollo%20Python)%2C" text:style-name="Internet_20_link" text:visited-style-name="Visited_20_Internet_20_Link">https://devcamp.es/entornos-de-desarrollo-integrados-que-son-y-para-que-sirven/#:~:text=Seguro%20que%20algunos%20de%20los,PyCharm%20(para%20desarrollo%20Python)%2C</text:a></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Black" svg:font-family="'Arial Black'" style:font-family-generic="swiss" style:font-pitch="variable"/>
    <style:font-face style:name="Arial Black1" svg:font-family="'Arial Black'" style:font-adornments="Regular" style:font-family-generic="swiss" style:font-pitch="variable"/>
    <style:font-face style:name="Google Sans" svg:font-family="'Google Sans', arial, sans-serif"/>
    <style:font-face style:name="Inter" svg:font-family="Inter, apple-system, BlinkMacSystemFont, 'Segoe UI', Roboto, Helvetica, Arial, sans-serif, 'Apple Color Emoji', 'Segoe UI Emoji', 'Segoe UI Symbol'"/>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tserrat" svg:font-family="Montserrat, Helvetica, Arial, Lucida, sans-serif"/>
    <style:font-face style:name="NSimSun" svg:font-family="NSimSun" style:font-family-generic="system" style:font-pitch="variable"/>
    <style:font-face style:name="Open Sans" svg:font-family="'Open Sans', sans-serif"/>
    <style:font-face style:name="OpenSymbol" svg:font-family="OpenSymbol" style:font-charset="x-symbol"/>
    <style:font-face style:name="Proxima Nova" svg:font-family="'Proxima Nov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18T08:33:53.167000000</meta:creation-date>
    <dc:date>2023-09-18T09:14:47.147000000</dc:date>
    <meta:editing-duration>PT1M18S</meta:editing-duration>
    <meta:editing-cycles>1</meta:editing-cycles>
    <meta:document-statistic meta:table-count="0" meta:image-count="0" meta:object-count="0" meta:page-count="4" meta:paragraph-count="46" meta:word-count="573" meta:character-count="4579" meta:non-whitespace-character-count="3912"/>
    <meta:generator>LibreOffice/7.5.3.2$Windows_X86_64 LibreOffice_project/9f56dff12ba03b9acd7730a5a481eea045e468f3</meta:generator>
  </office:meta>
</office:document-meta>
</file>